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Utils.asTransformer( Closure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mapTransformer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Transforme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chainedTransformer( Transformer transformer1 , Transformer transforme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switchTransformer( Predicate [ ] predicates , Transformer [ ] transfor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switchMapTransformer( Map objectsAndTransform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nsformerUtils.asTransformer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switchTransformer( Map predicatesAndTransfor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instantiateTransformer(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switchTransformer( Predicate [ ] predicates , Transformer [ ] transformers , Transformer default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switchTransformer( Predicate predicate , Transformer trueTransformer , Transformer fals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nop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asTransformer(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invokerTransformer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exception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stringValu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chainedTransformer( Collection transfor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chainedTransformer( Transformer [ ] transfor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instantiat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invokerTransformer( String methodName ,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constantTransformer( Object constant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nul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.clon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